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draw:marker-start-width="0.352cm" draw:marker-end-width="0.352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1cm" draw:marker-start-width="0.276cm" draw:marker-end-width="0.276cm" draw:fill="gradient" draw:fill-color="#ffe1c9" draw:fill-gradient-name="Gradient_20_7" draw:fill-hatch-name="Black_20_0_20_Degrees" draw:fill-image-name="Empty" draw:opacity="100%" draw:opacity-name="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opacity="100%"/>
    </style:style>
    <style:style style:name="gr3" style:family="graphic" style:parent-style-name="standard">
      <style:graphic-properties draw:stroke="solid" svg:stroke-width="0.051cm" draw:marker-start-width="0.276cm" draw:marker-end-width="0.276cm" draw:fill="gradient" draw:fill-color="#ffcc99" draw:fill-gradient-name="Gradient_20_7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/>
    </style:style>
    <style:style style:name="gr4" style:family="graphic" style:parent-style-name="standard">
      <style:graphic-properties draw:marker-start-width="0.276cm" draw:marker-end="Arrow" draw:marker-end-width="0.376cm" draw:textarea-horizontal-align="center" draw:textarea-vertical-align="middle" draw:shadow="hidden"/>
    </style:style>
    <style:style style:name="gr5" style:family="graphic" style:parent-style-name="standard">
      <style:graphic-properties draw:marker-start-width="0.276cm" draw:marker-end="Arrow" draw:marker-end-width="0.376cm" draw:fill="gradient" draw:fill-gradient-name="Gradient_20_7" draw:textarea-horizontal-align="center" draw:textarea-vertical-align="middle" draw:shadow="hidden" draw:shadow-offset-x="0.102cm" draw:shadow-offset-y="0.102cm"/>
    </style:style>
    <style:style style:name="gr6" style:family="graphic" style:parent-style-name="standard">
      <style:graphic-properties draw:stroke="none" svg:stroke-color="#000000" draw:fill="none" draw:fill-color="#ffffff" fo:min-height="1.27cm" draw:shadow="visible"/>
    </style:style>
    <style:style style:name="gr7" style:family="graphic" style:parent-style-name="standard">
      <style:graphic-properties draw:stroke="none" svg:stroke-color="#000000" draw:fill="none" draw:fill-color="#ffffff" fo:min-height="0.385cm" draw:shadow="visible"/>
    </style:style>
    <style:style style:name="gr8" style:family="graphic" style:parent-style-name="standard">
      <style:graphic-properties draw:marker-start="" draw:marker-start-width="0.276cm" draw:marker-end="" draw:marker-end-width="0.376cm" draw:textarea-horizontal-align="center" draw:textarea-vertical-align="middle" draw:shadow="hidden"/>
    </style:style>
    <style:style style:name="gr9" style:family="graphic" style:parent-style-name="standard">
      <style:graphic-properties svg:stroke-width="0.051cm" draw:marker-start="Arrow" draw:marker-start-width="0.356cm" draw:marker-end="Arrow" draw:marker-end-width="0.457cm" draw:textarea-horizontal-align="center" draw:textarea-vertical-align="middle" fo:padding-top="0.151cm" fo:padding-bottom="0.151cm" fo:padding-left="0.276cm" fo:padding-right="0.276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size="18pt" fo:font-weight="bold" style:font-size-asian="18pt" style:font-size-complex="18pt"/>
    </style:style>
    <style:style style:name="P4" style:family="paragraph">
      <style:paragraph-properties fo:margin-left="0cm" fo:margin-right="0cm" fo:text-indent="0cm"/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17.145cm" svg:x="5.44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3.175cm" svg:x="7.34cm" svg:y="4.769cm">
          <text:p text:style-name="P2">TX</text:p>
          <text:p text:style-name="P2">Enqu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2.42cm" svg:y="4.769cm">
          <text:p text:style-name="P2">TX</text:p>
          <text:p text:style-name="P2">Data FI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7.34cm" svg:y="12.43cm">
          <text:p text:style-name="P2">RX</text:p>
          <text:p text:style-name="P2">Dequ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7.5cm" svg:y="4.769cm">
          <text:p text:style-name="P2">TX</text:p>
          <text:p text:style-name="P2">Dequ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2.43cm" svg:y="12.389cm">
          <text:p text:style-name="P2">RX</text:p>
          <text:p text:style-name="P2">Data FI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7.51cm" svg:y="12.389cm">
          <text:p text:style-name="P2">RX</text:p>
          <text:p text:style-name="P2">Enq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17.5cm" svg:y="9.214cm">
          <text:p text:style-name="P2">Fault</text:p>
          <text:p text:style-name="P2">S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7.35cm" svg:y="9.255cm">
          <text:p text:style-name="P2">Wishbon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175cm" svg:y1="6.08cm" svg:x2="7.35cm" svg:y2="6.08cm">
          <text:p/>
        </draw:line>
        <draw:line draw:style-name="gr4" draw:text-style-name="P1" draw:layer="layout" svg:x1="10.525cm" svg:y1="6.08cm" svg:x2="12.43cm" svg:y2="6.08cm">
          <text:p/>
        </draw:line>
        <draw:line draw:style-name="gr5" draw:text-style-name="P1" draw:layer="layout" svg:x1="15.605cm" svg:y1="6.08cm" svg:x2="17.51cm" svg:y2="6.08cm">
          <text:p/>
        </draw:line>
        <draw:frame draw:style-name="gr6" draw:text-style-name="P3" draw:layer="layout" svg:width="3.81cm" svg:height="1.52cm" svg:x="5.445cm" svg:y="1.635cm">
          <draw:text-box>
            <text:p text:style-name="P3">10GE MAC</text:p>
          </draw:text-box>
        </draw:frame>
        <draw:frame draw:style-name="gr7" draw:text-style-name="P4" draw:layer="layout" svg:width="3.175cm" svg:height="0.78cm" svg:x="2.27cm" svg:y="5.445cm">
          <draw:text-box>
            <text:p text:style-name="P4">pkt_tx_data</text:p>
          </draw:text-box>
        </draw:frame>
        <draw:line draw:style-name="gr4" draw:text-style-name="P1" draw:layer="layout" svg:x1="20.685cm" svg:y1="6.08cm" svg:x2="23.86cm" svg:y2="6.08cm">
          <text:p/>
        </draw:line>
        <draw:frame draw:style-name="gr7" draw:text-style-name="P4" draw:layer="layout" svg:width="3.175cm" svg:height="0.78cm" svg:x="22.59cm" svg:y="5.3cm">
          <draw:text-box>
            <text:p text:style-name="P4">xgmii_txd</text:p>
          </draw:text-box>
        </draw:frame>
        <draw:line draw:style-name="gr4" draw:text-style-name="P1" draw:layer="layout" svg:x1="23.86cm" svg:y1="13.7cm" svg:x2="20.685cm" svg:y2="13.7cm">
          <text:p/>
        </draw:line>
        <draw:line draw:style-name="gr4" draw:text-style-name="P1" draw:layer="layout" svg:x1="17.51cm" svg:y1="13.7cm" svg:x2="15.605cm" svg:y2="13.7cm">
          <text:p/>
        </draw:line>
        <draw:line draw:style-name="gr4" draw:text-style-name="P1" draw:layer="layout" svg:x1="12.43cm" svg:y1="13.7cm" svg:x2="10.525cm" svg:y2="13.7cm">
          <text:p/>
        </draw:line>
        <draw:line draw:style-name="gr4" draw:text-style-name="P1" draw:layer="layout" svg:x1="7.35cm" svg:y1="13.7cm" svg:x2="4.175cm" svg:y2="13.7cm">
          <text:p/>
        </draw:line>
        <draw:line draw:style-name="gr4" draw:text-style-name="P1" draw:layer="layout" svg:x1="18.78cm" svg:y1="9.255cm" svg:x2="18.78cm" svg:y2="7.985cm">
          <text:p/>
        </draw:line>
        <draw:line draw:style-name="gr4" draw:text-style-name="P1" draw:layer="layout" svg:x1="18.78cm" svg:y1="12.43cm" svg:x2="18.78cm" svg:y2="11.16cm">
          <text:p/>
        </draw:line>
        <draw:custom-shape draw:style-name="gr3" draw:text-style-name="P2" draw:layer="layout" svg:width="3.175cm" svg:height="1.905cm" svg:x="17.51cm" svg:y="2.27cm">
          <text:p text:style-name="P2">TX</text:p>
          <text:p text:style-name="P2">Hold FI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17.51cm" svg:y="16.24cm">
          <text:p text:style-name="P2">RX</text:p>
          <text:p text:style-name="P2">Hold FIFO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8.78cm" svg:y1="4.175cm" svg:x2="18.78cm" svg:y2="4.81cm">
          <text:p/>
        </draw:line>
        <draw:line draw:style-name="gr8" draw:text-style-name="P1" draw:layer="layout" svg:x1="18.78cm" svg:y1="15.605cm" svg:x2="18.78cm" svg:y2="16.24cm">
          <text:p/>
        </draw:line>
        <draw:frame draw:style-name="gr7" draw:text-style-name="P4" draw:layer="layout" svg:width="3.175cm" svg:height="0.78cm" svg:x="22.59cm" svg:y="5.3cm">
          <draw:text-box>
            <text:p text:style-name="P4">xgmii_txd</text:p>
          </draw:text-box>
        </draw:frame>
        <draw:frame draw:style-name="gr7" draw:text-style-name="P4" draw:layer="layout" svg:width="3.175cm" svg:height="0.78cm" svg:x="22.59cm" svg:y="12.92cm">
          <draw:text-box>
            <text:p text:style-name="P4">xgmii_rxd</text:p>
          </draw:text-box>
        </draw:frame>
        <draw:frame draw:style-name="gr7" draw:text-style-name="P4" draw:layer="layout" svg:width="3.175cm" svg:height="0.78cm" svg:x="2.27cm" svg:y="12.92cm">
          <draw:text-box>
            <text:p text:style-name="P4">pkt_rx_data</text:p>
          </draw:text-box>
        </draw:frame>
        <draw:line draw:style-name="gr9" draw:text-style-name="P1" draw:layer="layout" svg:x1="4.175cm" svg:y1="10.525cm" svg:x2="7.35cm" svg:y2="10.525cm">
          <text:p/>
        </draw:line>
        <draw:frame draw:style-name="gr7" draw:text-style-name="P4" draw:layer="layout" svg:width="3.175cm" svg:height="0.78cm" svg:x="2.27cm" svg:y="9.745cm">
          <draw:text-box>
            <text:p text:style-name="P4">wb_dat_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0%" draw:cy="0%" draw:start-color="#ffe1c9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0.3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atanguay</meta:initial-creator>
    <meta:creation-date>2008-06-04T20:26:49</meta:creation-date>
    <dc:creator>atanguay</dc:creator>
    <dc:date>2008-06-05T18:58:14</dc:date>
    <meta:editing-cycles>12</meta:editing-cycles>
    <meta:editing-duration>PT22H31M31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